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4.877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64cm"/>
    </style:style>
    <style:style style:name="co5" style:family="table-column">
      <style:table-column-properties fo:break-before="auto" style:column-width="0.915cm"/>
    </style:style>
    <style:style style:name="co6" style:family="table-column">
      <style:table-column-properties fo:break-before="auto" style:column-width="4.727cm"/>
    </style:style>
    <style:style style:name="co7" style:family="table-column">
      <style:table-column-properties fo:break-before="auto" style:column-width="3.688cm"/>
    </style:style>
    <style:style style:name="co8" style:family="table-column">
      <style:table-column-properties fo:break-before="auto" style:column-width="4.752cm"/>
    </style:style>
    <style:style style:name="co9" style:family="table-column">
      <style:table-column-properties fo:break-before="auto" style:column-width="5.322cm"/>
    </style:style>
    <style:style style:name="co10" style:family="table-column">
      <style:table-column-properties fo:break-before="auto" style:column-width="3.3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0ffff"/>
    </style:style>
    <style:style style:name="ce3" style:family="table-cell" style:parent-style-name="Default"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none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none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フラッグ総数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シナリオ</text:p>
          </table:table-cell>
          <table:table-cell office:value-type="string" calcext:value-type="string">
            <text:p>3人パーティーで山札4枚(人数+1）でターンを迎え、ターン中でオダチェンで山札を使い切った時の再生成がターン開始時の墓地であること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作り方</text:p>
          </table:table-cell>
          <table:table-cell office:value-type="string" calcext:value-type="string">
            <text:p>最初のターンで1回オダチェンすれば、3ターン目にこうなる。その後オダチェンを使い切るまでやる。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見たいこと</text:p>
          </table:table-cell>
          <table:table-cell office:value-type="string" calcext:value-type="string">
            <text:p>ターン最初に山札を作ってるのか？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</text:p>
          </table:table-cell>
          <table:table-cell office:value-type="string" calcext:value-type="string">
            <text:p>イベント</text:p>
          </table:table-cell>
          <table:table-cell table:style-name="ce4" office:value-type="string" calcext:value-type="string">
            <text:p>手札A</text:p>
          </table:table-cell>
          <table:table-cell table:style-name="ce4" office:value-type="string" calcext:value-type="string">
            <text:p>手札B</text:p>
          </table:table-cell>
          <table:table-cell office:value-type="string" calcext:value-type="string">
            <text:p>手札C</text:p>
          </table:table-cell>
          <table:table-cell/>
          <table:table-cell table:style-name="ce5" office:value-type="string" calcext:value-type="string" table:number-columns-spanned="3" table:number-rows-spanned="1">
            <text:p>残り山札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残り墓地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仮山札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ターン１</text:p>
          </table:table-cell>
          <table:table-cell office:value-type="string" calcext:value-type="string">
            <text:p>手札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完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style-name="ce4"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２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9枚なので無し。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ターン３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4枚なので作る。</text:p>
          </table:table-cell>
          <table:table-cell table:number-columns-repeated="11"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２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捨てて再生成してめくる</text:p>
          </table:table-cell>
          <table:table-cell office:value-type="string" calcext:value-type="string">
            <text:p>オダチェン２</text:p>
          </table:table-cell>
          <table:table-cell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廃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オダチェン２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２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２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完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オダチェン３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３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３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３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３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完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もう仮山は使ったので</text:p>
          </table:table-cell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手札入墓地を使う</text:p>
          </table:table-cell>
          <table:table-cell office:value-type="string" calcext:value-type="string">
            <text:p>手札再生成</text:p>
          </table:table-cell>
          <table:table-cell table:number-columns-repeated="4"/>
          <table:table-cell office:value-type="string" calcext:value-type="string">
            <text:p>B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ターン４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15枚なので作らない。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５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10枚なので作らない。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６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5枚なので作る。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4"/>
          <table:table-cell office:value-type="string" calcext:value-type="string">
            <text:p>B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2</text:p>
          </table:table-cell>
          <table:table-cell table:number-columns-repeated="5"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７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10枚なので作らない。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ターン８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5枚なので作る。</text:p>
          </table:table-cell>
          <table:table-cell table:style-name="ce4"/>
          <table:table-cell table:number-columns-repeated="6"/>
          <table:table-cell office:value-type="string" calcext:value-type="string">
            <text:p>B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4"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  <table:table-cell table:number-columns-repeated="5"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９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10枚なので作らない。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１０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5枚なので作る。</text:p>
          </table:table-cell>
          <table:table-cell table:number-columns-repeated="11"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4"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  <table:table-cell table:number-columns-repeated="5"/>
          <table:table-cell office:value-type="string" calcext:value-type="string">
            <text:p>破棄</text:p>
          </table:table-cell>
          <table:table-cell table:number-columns-repeated="2"/>
        </table:table-row>
      </table:table>
      <table:table table:name="ST2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フラッグ総数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シナリオ</text:p>
          </table:table-cell>
          <table:table-cell office:value-type="string" calcext:value-type="string">
            <text:p>3人パーティーで山札5枚(人数+2）でターンを迎え、ターン中でオダチェンで山札を使い切った時の再生成がターン開始時の墓地であること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作り方</text:p>
          </table:table-cell>
          <table:table-cell office:value-type="string" calcext:value-type="string">
            <text:p>オダチェンやおかわりせずにめくっていけば3ターン目にこうなる。その後オダチェンを使い切るまでやる。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見たいこと</text:p>
          </table:table-cell>
          <table:table-cell office:value-type="string" calcext:value-type="string">
            <text:p>ターン最初に山札を作る残り札の境界値、想定ではこれは作る動きをするはず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</text:p>
          </table:table-cell>
          <table:table-cell office:value-type="string" calcext:value-type="string">
            <text:p>イベント</text:p>
          </table:table-cell>
          <table:table-cell table:style-name="ce4" office:value-type="string" calcext:value-type="string">
            <text:p>手札A</text:p>
          </table:table-cell>
          <table:table-cell table:style-name="ce4" office:value-type="string" calcext:value-type="string">
            <text:p>手札B</text:p>
          </table:table-cell>
          <table:table-cell office:value-type="string" calcext:value-type="string">
            <text:p>手札C</text:p>
          </table:table-cell>
          <table:table-cell/>
          <table:table-cell table:style-name="ce5" office:value-type="string" calcext:value-type="string" table:number-columns-spanned="3" table:number-rows-spanned="1">
            <text:p>残り山札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残り墓地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仮山札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ターン１</text:p>
          </table:table-cell>
          <table:table-cell office:value-type="string" calcext:value-type="string">
            <text:p>手札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２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10枚なので無し。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３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5枚なので作る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捨てて再生成してめくる</text:p>
          </table:table-cell>
          <table:table-cell office:value-type="string" calcext:value-type="string">
            <text:p>オダチェン１</text:p>
          </table:table-cell>
          <table:table-cell/>
          <table:table-cell table:style-name="ce4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 office:value-type="string" calcext:value-type="string">
            <text:p>A</text:p>
          </table:table-cell>
          <table:table-cell table:style-name="ce4"/>
          <table:table-cell table:number-columns-repeated="2"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完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オダチェン２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２</text:p>
          </table:table-cell>
          <table:table-cell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２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２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２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完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オダチェン３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３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捨てて再生成してめくる</text:p>
          </table:table-cell>
          <table:table-cell office:value-type="string" calcext:value-type="string">
            <text:p>オダチェン３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もう山札は使ったので再生成</text:p>
          </table:table-cell>
          <table:table-cell office:value-type="string" calcext:value-type="string">
            <text:p>オダチェン３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３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完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13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ターン４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8枚なので作らない。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５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3枚なので作る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山札入れ替え</text:p>
          </table:table-cell>
          <table:table-cell table:number-columns-repeated="4"/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６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10枚なので作らない。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７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5枚なので作る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4"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８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10枚なので作らない。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3" office:value-type="string" calcext:value-type="string">
            <text:p>B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ターン９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5枚なので作る</text:p>
          </table:table-cell>
          <table:table-cell table:style-name="ce4"/>
          <table:table-cell table:number-columns-repeated="6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/>
          <table:table-cell table:style-name="ce4"/>
          <table:table-cell table:number-columns-repeated="6"/>
          <table:table-cell office:value-type="string" calcext:value-type="string">
            <text:p>B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2</text:p>
          </table:table-cell>
          <table:table-cell table:number-columns-repeated="5"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１０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10枚なので作らない。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</table:table>
      <table:table table:name="ST3" table:style-name="ta1">
        <table:table-column table:style-name="co8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フラッグ総数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シナリオ</text:p>
          </table:table-cell>
          <table:table-cell office:value-type="string" calcext:value-type="string">
            <text:p>3人パーティーで山札6枚(人数+3）でターンを迎え、ターン中でオダチェンで山札を使い切った時の再生成がターン開始時の墓地であること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作り方</text:p>
          </table:table-cell>
          <table:table-cell office:value-type="string" calcext:value-type="string">
            <text:p>1ターン目で合計4回オダチェンすれば2ターン目がこうなる。その後オダチェンを使い切るまでやる。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見たいこと</text:p>
          </table:table-cell>
          <table:table-cell office:value-type="string" calcext:value-type="string">
            <text:p>ターン最初に山札を作る残り札の境界値、想定ではこれは作る動きをするはず。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</text:p>
          </table:table-cell>
          <table:table-cell office:value-type="string" calcext:value-type="string">
            <text:p>イベント</text:p>
          </table:table-cell>
          <table:table-cell table:style-name="ce4" office:value-type="string" calcext:value-type="string">
            <text:p>手札A</text:p>
          </table:table-cell>
          <table:table-cell table:style-name="ce4" office:value-type="string" calcext:value-type="string">
            <text:p>手札B</text:p>
          </table:table-cell>
          <table:table-cell office:value-type="string" calcext:value-type="string">
            <text:p>手札C</text:p>
          </table:table-cell>
          <table:table-cell/>
          <table:table-cell table:style-name="ce5" office:value-type="string" calcext:value-type="string" table:number-columns-spanned="3" table:number-rows-spanned="1">
            <text:p>残り山札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残り墓地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仮山札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ターン１</text:p>
          </table:table-cell>
          <table:table-cell office:value-type="string" calcext:value-type="string">
            <text:p>手札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 table:style-name="ce4"/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２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6枚なので作る。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オダチェン２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２</text:p>
          </table:table-cell>
          <table:table-cell/>
          <table:table-cell table:style-name="ce4"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２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捨てて再生成してめくる</text:p>
          </table:table-cell>
          <table:table-cell office:value-type="string" calcext:value-type="string">
            <text:p>オダチェン２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オダチェン２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オダチェン３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３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３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３</text:p>
          </table:table-cell>
          <table:table-cell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３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もう山札は使ったので再生成</text:p>
          </table:table-cell>
          <table:table-cell office:value-type="string" calcext:value-type="string">
            <text:p>山札再生成</text:p>
          </table:table-cell>
          <table:table-cell table:number-columns-repeated="4"/>
          <table:table-cell office:value-type="string" calcext:value-type="string">
            <text:p>B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３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15枚なので作らない。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ターン４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10枚なので作らない。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５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5枚なので作る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4"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 table:number-columns-repeated="5"/>
          <table:table-cell office:value-type="string" calcext:value-type="string">
            <text:p>廃棄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６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10枚なので作らない。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4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７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5枚なので作る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4"/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4</text:p>
          </table:table-cell>
          <table:table-cell table:number-columns-repeated="5"/>
          <table:table-cell office:value-type="string" calcext:value-type="string">
            <text:p>廃棄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８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10枚なので作らない。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９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5枚なので作る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/>
          <table:table-cell table:style-name="ce4"/>
          <table:table-cell table:number-columns-repeated="6"/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 table:number-columns-repeated="5"/>
          <table:table-cell office:value-type="string" calcext:value-type="string">
            <text:p>廃棄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ターン１０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</text:span>枚なら作る。10枚なので作らない。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</table:table>
      <table:table table:name="ST4" table:style-name="ta1">
        <table:table-column table:style-name="co8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フラッグ総数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シナリオ</text:p>
          </table:table-cell>
          <table:table-cell office:value-type="string" calcext:value-type="string">
            <text:p>3人パーティーで山札7枚(人数+4）でターンを迎え、ターン中でオダチェンで山札を使い切った時の再生成が、その時点の墓地であること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作り方</text:p>
          </table:table-cell>
          <table:table-cell office:value-type="string" calcext:value-type="string">
            <text:p>1ターン目で合計3回オダチェンすれば2ターン目がこうなる。その後オダチェンを使い切るまでやる。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見たいこと</text:p>
          </table:table-cell>
          <table:table-cell office:value-type="string" calcext:value-type="string">
            <text:p>ターン最初に山札を作る残り札の境界値、想定ではここからは作らないはず。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</text:p>
          </table:table-cell>
          <table:table-cell office:value-type="string" calcext:value-type="string">
            <text:p>イベント</text:p>
          </table:table-cell>
          <table:table-cell table:style-name="ce4" office:value-type="string" calcext:value-type="string">
            <text:p>手札A</text:p>
          </table:table-cell>
          <table:table-cell table:style-name="ce4" office:value-type="string" calcext:value-type="string">
            <text:p>手札B</text:p>
          </table:table-cell>
          <table:table-cell office:value-type="string" calcext:value-type="string">
            <text:p>手札C</text:p>
          </table:table-cell>
          <table:table-cell/>
          <table:table-cell table:style-name="ce5" office:value-type="string" calcext:value-type="string" table:number-columns-spanned="3" table:number-rows-spanned="1">
            <text:p>残り山札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残り墓地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仮山札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ターン１</text:p>
          </table:table-cell>
          <table:table-cell office:value-type="string" calcext:value-type="string">
            <text:p>手札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 table:style-name="ce4"/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4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２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7枚なので作らない</text:p>
          </table:table-cell>
          <table:table-cell table:style-name="ce4"/>
          <table:table-cell table:number-columns-repeated="13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オダチェン２</text:p>
          </table:table-cell>
          <table:table-cell office:value-type="string" calcext:value-type="string">
            <text:p>T</text:p>
          </table:table-cell>
          <table:table-cell table:style-name="ce4"/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２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２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２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捨てて再生成してめくる</text:p>
          </table:table-cell>
          <table:table-cell office:value-type="string" calcext:value-type="string">
            <text:p>オダチェン２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5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完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B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5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オダチェン３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３</text:p>
          </table:table-cell>
          <table:table-cell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３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３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３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5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３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5枚なので作る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5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4"/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5</text:p>
          </table:table-cell>
          <table:table-cell table:number-columns-repeated="5"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４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10枚なので作らない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ターン５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5枚なので作る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5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4"/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5</text:p>
          </table:table-cell>
          <table:table-cell table:number-columns-repeated="5"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６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10枚なので作らない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７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5枚なので作る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4"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  <table:table-cell table:number-columns-repeated="5"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８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10枚なので作らない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ターン９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5枚なので作る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5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4"/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5</text:p>
          </table:table-cell>
          <table:table-cell table:number-columns-repeated="5"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１０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10枚なので作らない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</table:table>
      <table:table table:name="ST5" table:style-name="ta1">
        <table:table-column table:style-name="co9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フラッグ総数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シナリオ</text:p>
          </table:table-cell>
          <table:table-cell office:value-type="string" calcext:value-type="string">
            <text:p>3人パーティーで山札6枚でターンに入り、おかわり1回で山札0枚にしてターンを跨いだ場合、手札を含まない山札が生成されていること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作り方</text:p>
          </table:table-cell>
          <table:table-cell office:value-type="string" calcext:value-type="string">
            <text:p>おかわりが溜まった後で、残り5枚から4回オダチェンして次ターンに挑めばこうなる。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見たいこと</text:p>
          </table:table-cell>
          <table:table-cell office:value-type="string" calcext:value-type="string">
            <text:p>0枚でまたぐ場合の山札生成タイミング。このパターンだと最初に山札を作るので、手札分が含まれないはず。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</text:p>
          </table:table-cell>
          <table:table-cell office:value-type="string" calcext:value-type="string">
            <text:p>イベント</text:p>
          </table:table-cell>
          <table:table-cell table:style-name="ce4" office:value-type="string" calcext:value-type="string">
            <text:p>手札A</text:p>
          </table:table-cell>
          <table:table-cell table:style-name="ce4" office:value-type="string" calcext:value-type="string">
            <text:p>手札B</text:p>
          </table:table-cell>
          <table:table-cell office:value-type="string" calcext:value-type="string">
            <text:p>手札C</text:p>
          </table:table-cell>
          <table:table-cell/>
          <table:table-cell table:style-name="ce5" office:value-type="string" calcext:value-type="string" table:number-columns-spanned="3" table:number-rows-spanned="1">
            <text:p>残り山札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残り墓地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仮山札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ターン１</text:p>
          </table:table-cell>
          <table:table-cell office:value-type="string" calcext:value-type="string">
            <text:p>手札</text:p>
          </table:table-cell>
          <table:table-cell table:style-name="ce4"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２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10枚なので作らない。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4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３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5枚なので作る。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style-name="ce4" office:value-type="string" calcext:value-type="string">
            <text:p>B</text:p>
          </table:table-cell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4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4"/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4</text:p>
          </table:table-cell>
          <table:table-cell table:number-columns-repeated="5"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４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10枚なので作らない。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style-name="ce4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５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5枚なので作る。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3" office:value-type="string" calcext:value-type="string">
            <text:p>T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捨てて再生成してめくる</text:p>
          </table:table-cell>
          <table:table-cell office:value-type="string" calcext:value-type="string">
            <text:p>オダチェン１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完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4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６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6枚なので作る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山札再生成</text:p>
          </table:table-cell>
          <table:table-cell table:number-columns-repeated="4"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4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７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9枚なので作る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B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ターン８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4枚なので作る</text:p>
          </table:table-cell>
          <table:table-cell table:style-name="ce4"/>
          <table:table-cell table:number-columns-repeated="6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6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山札再生成</text:p>
          </table:table-cell>
          <table:table-cell table:number-columns-repeated="4"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6</text:p>
          </table:table-cell>
          <table:table-cell table:number-columns-repeated="5"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手札引き２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/>
          <table:table-cell table:style-name="ce4"/>
          <table:table-cell table:number-columns-repeated="6"/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ターン９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10枚なので作らない。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１０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5枚なので作る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山札再生成</text:p>
          </table:table-cell>
          <table:table-cell table:number-columns-repeated="4"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 table:number-rows-repeated="4"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13"/>
        </table:table-row>
        <table:table-row table:style-name="ro1">
          <table:table-cell table:number-columns-repeated="3"/>
          <table:table-cell table:style-name="ce4"/>
          <table:table-cell table:number-columns-repeated="13"/>
        </table:table-row>
      </table:table>
      <table:table table:name="ST6" table:style-name="ta1">
        <table:table-column table:style-name="co9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フラッグ総数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シナリオ</text:p>
          </table:table-cell>
          <table:table-cell office:value-type="string" calcext:value-type="string">
            <text:p>3人パーティーで山札7枚でターンに入り、おかわり2回で山札0枚にしてターンを跨いだ場合、手札を含む山札が生成されていること(貯めるのキツいので白鯖を加える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作り方</text:p>
          </table:table-cell>
          <table:table-cell office:value-type="string" calcext:value-type="string">
            <text:p>おかわりが溜まった後で、残り5枚から3回オダチェンして次ターンに挑めばこうなる。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見たいこと</text:p>
          </table:table-cell>
          <table:table-cell office:value-type="string" calcext:value-type="string">
            <text:p>0枚でまたぐ場合の山札生成タイミング。このパターンだとその場で山札を作るので、手札分が含まれるはず。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ターン</text:p>
          </table:table-cell>
          <table:table-cell office:value-type="string" calcext:value-type="string">
            <text:p>イベント</text:p>
          </table:table-cell>
          <table:table-cell table:style-name="ce4" office:value-type="string" calcext:value-type="string">
            <text:p>手札A</text:p>
          </table:table-cell>
          <table:table-cell table:style-name="ce4" office:value-type="string" calcext:value-type="string">
            <text:p>手札B</text:p>
          </table:table-cell>
          <table:table-cell office:value-type="string" calcext:value-type="string">
            <text:p>手札C</text:p>
          </table:table-cell>
          <table:table-cell table:number-columns-repeated="3"/>
          <table:table-cell table:style-name="ce5" office:value-type="string" calcext:value-type="string" table:number-columns-spanned="3" table:number-rows-spanned="1">
            <text:p>残り山札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残り墓地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仮山札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ターン１</text:p>
          </table:table-cell>
          <table:table-cell office:value-type="string" calcext:value-type="string">
            <text:p>手札</text:p>
          </table:table-cell>
          <table:table-cell table:style-name="ce4"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ターン２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10枚なので作らない。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ターン３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5枚なので作る</text:p>
          </table:table-cell>
          <table:table-cell table:number-columns-repeated="9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B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10"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6"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ターン４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10枚なので作らない。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ターン５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5枚なので作る</text:p>
          </table:table-cell>
          <table:table-cell table:number-columns-repeated="9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10"/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6"/>
          <table:table-cell office:value-type="string" calcext:value-type="string">
            <text:p>B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ターン６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10枚なので作らない。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ターン７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5枚なので作る</text:p>
          </table:table-cell>
          <table:table-cell table:number-columns-repeated="9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B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捨てて再生成してめくる</text:p>
          </table:table-cell>
          <table:table-cell office:value-type="string" calcext:value-type="string">
            <text:p>オダチェン１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オダチェン１完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ターン８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7枚なので作らない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10"/>
          <table:table-cell office:value-type="string" calcext:value-type="string">
            <text:p>B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山札再生成</text:p>
          </table:table-cell>
          <table:table-cell table:number-columns-repeated="6"/>
          <table:table-cell office:value-type="string" calcext:value-type="string">
            <text:p>B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ターン９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15枚なので作らない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ターン１０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10枚なので作らない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ターン１１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5枚なので作る</text:p>
          </table:table-cell>
          <table:table-cell table:number-columns-repeated="9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10"/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6"/>
          <table:table-cell office:value-type="string" calcext:value-type="string">
            <text:p>B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3</text:p>
          </table:table-cell>
          <table:table-cell table:number-columns-repeated="5"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ターン１２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10枚なので作らない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B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</table:table>
      <table:table table:name="ST7" table:style-name="ta1">
        <table:table-column table:style-name="co10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フラッグ総数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シナリオ</text:p>
          </table:table-cell>
          <table:table-cell office:value-type="string" calcext:value-type="string">
            <text:p>3人パーティーで山札6枚でターンに入り、オダチェン1回で山札0枚にしてターンを跨いだ場合、手札を含まない山札が生成されていること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作り方</text:p>
          </table:table-cell>
          <table:table-cell office:value-type="string" calcext:value-type="string">
            <text:p>1ターン目で合計4回オダチェンすれば2ターン目がこうなる。その後1回オダチェンをする。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見たいこと</text:p>
          </table:table-cell>
          <table:table-cell office:value-type="string" calcext:value-type="string">
            <text:p>0枚でまたぐ場合の山札生成タイミング。オダチェンとおかわりで差がないことがみたい。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</text:p>
          </table:table-cell>
          <table:table-cell office:value-type="string" calcext:value-type="string">
            <text:p>イベント</text:p>
          </table:table-cell>
          <table:table-cell table:style-name="ce4" office:value-type="string" calcext:value-type="string">
            <text:p>手札A</text:p>
          </table:table-cell>
          <table:table-cell table:style-name="ce4" office:value-type="string" calcext:value-type="string">
            <text:p>手札B</text:p>
          </table:table-cell>
          <table:table-cell office:value-type="string" calcext:value-type="string">
            <text:p>手札C</text:p>
          </table:table-cell>
          <table:table-cell/>
          <table:table-cell table:style-name="ce5" office:value-type="string" calcext:value-type="string" table:number-columns-spanned="3" table:number-rows-spanned="1">
            <text:p>残り山札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残り墓地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仮山札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ターン１</text:p>
          </table:table-cell>
          <table:table-cell office:value-type="string" calcext:value-type="string">
            <text:p>手札</text:p>
          </table:table-cell>
          <table:table-cell table:style-name="ce4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 table:style-name="ce4"/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完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２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6枚なので作る。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3" office:value-type="string" calcext:value-type="string">
            <text:p>B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２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完</text:p>
          </table:table-cell>
          <table:table-cell table:number-columns-repeated="3" office:value-type="string" calcext:value-type="string">
            <text:p>B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4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4"/>
          <table:table-cell office:value-type="string" calcext:value-type="string">
            <text:p>B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2</text:p>
          </table:table-cell>
          <table:table-cell table:number-columns-repeated="5"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３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9枚なので作らない。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４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4枚なので作る。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4"/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２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５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10枚なので作らない。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ターン６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5枚なので作る。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4"/>
          <table:table-cell office:value-type="string" calcext:value-type="string">
            <text:p>B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3</text:p>
          </table:table-cell>
          <table:table-cell table:number-columns-repeated="5"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７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10枚なので作らない。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８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枚なら作る。5</text:span>枚なので作る。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4"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９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10枚なので作らない。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ターン１０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<text:span text:style-name="T3">6枚なら作る。5</text:span>枚なので作る。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4"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</table:table>
      <table:table table:name="ST8" table:style-name="ta1">
        <table:table-column table:style-name="co10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フラッグ総数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シナリオ</text:p>
          </table:table-cell>
          <table:table-cell office:value-type="string" calcext:value-type="string">
            <text:p>3人パーティーで山札6枚でターンに入り、そのまま5枚使った場合に、その次のターンで前ターンの予約札が使われること。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作り方</text:p>
          </table:table-cell>
          <table:table-cell office:value-type="string" calcext:value-type="string">
            <text:p>1ターン目で合計4回オダチェンすれば2ターン目がこうなる。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見たいこと</text:p>
          </table:table-cell>
          <table:table-cell office:value-type="string" calcext:value-type="string">
            <text:p>予約が走る量より使える量のほうが少ないので、ターン跨いだ場合も予約分が使われる動きなのかをみたい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</text:p>
          </table:table-cell>
          <table:table-cell office:value-type="string" calcext:value-type="string">
            <text:p>イベント</text:p>
          </table:table-cell>
          <table:table-cell table:style-name="ce4" office:value-type="string" calcext:value-type="string">
            <text:p>手札A</text:p>
          </table:table-cell>
          <table:table-cell table:style-name="ce4" office:value-type="string" calcext:value-type="string">
            <text:p>手札B</text:p>
          </table:table-cell>
          <table:table-cell office:value-type="string" calcext:value-type="string">
            <text:p>手札C</text:p>
          </table:table-cell>
          <table:table-cell/>
          <table:table-cell table:style-name="ce5" office:value-type="string" calcext:value-type="string" table:number-columns-spanned="3" table:number-rows-spanned="1">
            <text:p>残り山札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残り墓地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仮山札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ターン１</text:p>
          </table:table-cell>
          <table:table-cell office:value-type="string" calcext:value-type="string">
            <text:p>手札</text:p>
          </table:table-cell>
          <table:table-cell table:style-name="ce4" office:value-type="string" calcext:value-type="string">
            <text:p>B</text:p>
          </table:table-cell>
          <table:table-cell table:number-columns-repeated="2" office:value-type="string" calcext:value-type="string">
            <text:p>B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 table:style-name="ce4"/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完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２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6枚なので作る。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３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1枚だが、もう予約してるので作らない。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4"/>
          <table:table-cell office:value-type="string" calcext:value-type="string">
            <text:p>B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 table:number-columns-repeated="5"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手札２</text:p>
          </table:table-cell>
          <table:table-cell/>
          <table:table-cell table:number-columns-repeated="2" office:value-type="string" calcext:value-type="string">
            <text:p>B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４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5枚なので作る。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3" office:value-type="string" calcext:value-type="string">
            <text:p>B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4"/>
          <table:table-cell office:value-type="string" calcext:value-type="string">
            <text:p>B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５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10枚なので作らない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６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5枚なので作る。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4"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  <table:table-cell table:number-columns-repeated="5"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７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10枚なので作らない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3" office:value-type="string" calcext:value-type="string">
            <text:p>B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８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5枚なので作る。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4"/>
          <table:table-cell office:value-type="string" calcext:value-type="string">
            <text:p>B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3</text:p>
          </table:table-cell>
          <table:table-cell table:number-columns-repeated="5"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９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10枚なので作らない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ターン１０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6枚なら作る。5枚なので作る。</text:p>
          </table:table-cell>
          <table:table-cell table:number-columns-repeated="7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8"/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4"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 table:number-columns-repeated="5"/>
          <table:table-cell office:value-type="string" calcext:value-type="string">
            <text:p>破棄</text:p>
          </table:table-cell>
          <table:table-cell table:number-columns-repeated="2"/>
        </table:table-row>
      </table:table>
      <table:table table:name="ST9" table:style-name="ta1">
        <table:table-column table:style-name="co10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フラッグ総数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T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シナリオ</text:p>
          </table:table-cell>
          <table:table-cell office:value-type="string" calcext:value-type="string">
            <text:p>5人パーティーで好き放題戦った場合の動きをトレースできること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見たいこと</text:p>
          </table:table-cell>
          <table:table-cell office:value-type="string" calcext:value-type="string">
            <text:p>とりあえず一回フルメンバーで適当に戦って、それに追従できるかどうか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ターン</text:p>
          </table:table-cell>
          <table:table-cell office:value-type="string" calcext:value-type="string">
            <text:p>イベント</text:p>
          </table:table-cell>
          <table:table-cell table:style-name="ce4" office:value-type="string" calcext:value-type="string">
            <text:p>手札A</text:p>
          </table:table-cell>
          <table:table-cell table:style-name="ce4" office:value-type="string" calcext:value-type="string">
            <text:p>手札B</text:p>
          </table:table-cell>
          <table:table-cell office:value-type="string" calcext:value-type="string">
            <text:p>手札C</text:p>
          </table:table-cell>
          <table:table-cell office:value-type="string" calcext:value-type="string">
            <text:p>手札D</text:p>
          </table:table-cell>
          <table:table-cell office:value-type="string" calcext:value-type="string">
            <text:p>手札E</text:p>
          </table:table-cell>
          <table:table-cell/>
          <table:table-cell table:style-name="ce5" office:value-type="string" calcext:value-type="string" table:number-columns-spanned="3" table:number-rows-spanned="1">
            <text:p>残り山札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残り墓地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仮山札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ターン１</text:p>
          </table:table-cell>
          <table:table-cell office:value-type="string" calcext:value-type="string">
            <text:p>手札</text:p>
          </table:table-cell>
          <table:table-cell table:style-name="ce4"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B</text:p>
          </table:table-cell>
          <table:table-cell/>
          <table:table-cell office:value-type="string" calcext:value-type="string">
            <text:p>B8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6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6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ターン２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8枚なら作る。18枚なので作らない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B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B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１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完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B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15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7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ターン３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8枚なら作る。6枚なので作る。</text:p>
          </table:table-cell>
          <table:table-cell table:number-columns-repeated="9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7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6"/>
          <table:table-cell office:value-type="string" calcext:value-type="string">
            <text:p>B7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7</text:p>
          </table:table-cell>
          <table:table-cell table:number-columns-repeated="5"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手札引き２</text:p>
          </table:table-cell>
          <table:table-cell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B7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10"/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ターン４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8枚なら作る。18枚なので作らない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6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オダチェン２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6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２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２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２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２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完</text:p>
          </table:table-cell>
          <table:table-cell table:number-columns-repeated="4"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T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ターン５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8枚なら作る。5枚なので作る</text:p>
          </table:table-cell>
          <table:table-cell table:number-columns-repeated="9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T7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6"/>
          <table:table-cell office:value-type="string" calcext:value-type="string">
            <text:p>B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T7</text:p>
          </table:table-cell>
          <table:table-cell table:number-columns-repeated="5"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 table:number-columns-repeated="10"/>
          <table:table-cell office:value-type="string" calcext:value-type="string">
            <text:p>B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ターン６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8枚なら作る。17枚なので作らない。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5</text:p>
          </table:table-cell>
          <table:table-cell/>
          <table:table-cell office:value-type="string" calcext:value-type="string">
            <text:p>B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ターン７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8枚なら作る。10枚なので作らない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オダチェン３</text:p>
          </table:table-cell>
          <table:table-cell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B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３</text:p>
          </table:table-cell>
          <table:table-cell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B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３</text:p>
          </table:table-cell>
          <table:table-cell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３</text:p>
          </table:table-cell>
          <table:table-cell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B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３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オダチェン完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7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山札生成</text:p>
          </table:table-cell>
          <table:table-cell/>
          <table:table-cell table:style-name="ce4"/>
          <table:table-cell table:number-columns-repeated="4"/>
          <table:table-cell office:value-type="string" calcext:value-type="string">
            <text:p>B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7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B</text:p>
          </table:table-cell>
          <table:table-cell table:style-name="ce4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6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墓地送り</text:p>
          </table:table-cell>
          <table:table-cell/>
          <table:table-cell table:style-name="ce4"/>
          <table:table-cell table:number-columns-repeated="8"/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ターン８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8枚なら作る。17枚なので作らない。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B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4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ターン９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8枚なら作る。10枚なので作らない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T7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ターン１０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8枚なら作る。3枚なので作る</text:p>
          </table:table-cell>
          <table:table-cell table:number-columns-repeated="9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B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T7</text:p>
          </table:table-cell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B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山札取得</text:p>
          </table:table-cell>
          <table:table-cell table:number-columns-repeated="6"/>
          <table:table-cell office:value-type="string" calcext:value-type="string">
            <text:p>B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T7</text:p>
          </table:table-cell>
          <table:table-cell table:number-columns-repeated="5"/>
          <table:table-cell office:value-type="string" calcext:value-type="string">
            <text:p>破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手札２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T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T5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3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ターン１１</text:p>
          </table:table-cell>
          <table:table-cell office:value-type="string" calcext:value-type="string">
            <text:p>山札判定</text:p>
          </table:table-cell>
          <table:table-cell office:value-type="string" calcext:value-type="string">
            <text:p>8枚なら作る。17枚なので作らない。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手札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手札引き</text:p>
          </table:table-cell>
          <table:table-cell table:number-columns-repeated="2"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游ゴシック" style:language-asian="ja" style:country-asian="none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00/00/00</text:date>, <text:time style:data-style-name="N2" text:time-value="15:40:31.61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22:13:39.785000000</meta:creation-date>
    <meta:generator>LibreOffice/7.1.3.2$Windows_x86 LibreOffice_project/47f78053abe362b9384784d31a6e56f8511eb1c1</meta:generator>
    <dc:date>2021-09-01T15:42:08.554000000</dc:date>
    <meta:editing-duration>P3DT1H21M55S</meta:editing-duration>
    <meta:editing-cycles>982</meta:editing-cycles>
    <meta:document-statistic meta:table-count="9" meta:cell-count="3332" meta:object-count="0"/>
  </office:meta>
</office:document-meta>
</file>